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0,177,409,351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8,079,075,770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6,914,287,349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6,219,819,017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8,560,861,388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8,172,335,776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7,221,192,466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8,644,723,853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7,176,781,045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7,613,836,526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9,112,739,397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5,778,767,410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2,864,610,862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1,222,953,335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0,157,553,968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8,498,560,902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6,728,771,313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,800,774,717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5,567,405,599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,685,733,115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,116,699,437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,671,816,504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,786,045,32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38:01.643080753</dc:date>
    <meta:editing-duration>PT44M10S</meta:editing-duration>
    <meta:editing-cycles>22</meta:editing-cycles>
    <meta:generator>LibreOffice/7.2.6.2$Linux_X86_64 LibreOffice_project/20$Build-2</meta:generator>
    <meta:document-statistic meta:table-count="1" meta:cell-count="48" meta:object-count="0"/>
  </office:meta>
</office:document-meta>
</file>